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top="0in" fo:margin-bottom="0.1965in" style:contextual-spacing="false" style:line-height-at-least="0.198in"/>
    </style:style>
    <style:style style:name="P5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fo:background-color="#ffffff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fo:color="#000000" loext:opacity="100%" fo:font-weight="bold" fo:background-color="#ffffff" style:font-weight-asian="bold" style:font-weight-complex="bold"/>
    </style:style>
    <style:style style:name="P7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font-weight="bold" fo:background-color="#ffffff" style:font-weight-asian="bold" style:font-weight-complex="bold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7ba7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/Group 5 Queue-single Server Assignment</text:p>
      <text:p text:style-name="P6"/>
      <text:p text:style-name="P5">/* Group Members</text:p>
      <text:p text:style-name="P5">1. Michael Orina SCII/00825/2019.</text:p>
      <text:p text:style-name="P5">2. Gloria Cherotich SCII/00828/2019.</text:p>
      <text:p text:style-name="P5">3. Vincent Kemboi SCII/00832/2019.</text:p>
      <text:p text:style-name="P5">4. Meshack Mwaura SCII/00815/2019.</text:p>
      <text:p text:style-name="P5">5. Isaac Kinyanjui SCII/00817/2019.</text:p>
      <text:p text:style-name="P5">*/</text:p>
      <text:p text:style-name="P7"/>
      <text:p text:style-name="P5">#include &lt;iostream&gt;</text:p>
      <text:p text:style-name="P5">using namespace std;</text:p>
      <text:p text:style-name="P7"/>
      <text:p text:style-name="P5">int main() {</text:p>
      <text:p text:style-name="P6"/>
      <text:p text:style-name="P5">//Single Server Que:</text:p>
      <text:p text:style-name="P6"/>
      <text:p text:style-name="P5">//arrays to hold values</text:p>
      <text:p text:style-name="P5">int i, j, run = 15;</text:p>
      <text:p text:style-name="P5">int RN_Arr[15] = {82,91,12,77,90,75,33,61,19,58,41,54,52,16,86};</text:p>
      <text:p text:style-name="P5">int IAT[15] = {4,5,1,4,5,4,2,3,1,3,2,3,3,1,4};</text:p>
      <text:p text:style-name="P5">float ATC[15] = {1.04, 1.09, 1.11, 1.14, 1.11, 1.23, 1.25, 1.28, 1.29, 1.32, 1.34, 1.37, 1.41, 1.41, 1.45};</text:p>
      <text:p text:style-name="P5">int RN_Ser[15] = {93,59,76,62,40,41,51,91,93,38,92,22,9,7,65};</text:p>
      <text:p text:style-name="P5">int ST[15] = {6,3,5,4,3,3,3,6,6,3,6,2,1,1,4};</text:p>
      <text:p text:style-name="P5">float TS_Begin[15] = {1.04,1.11,1.13,1.18,1.22,1.25,1.28,1.31,1.37,1.44,1.46,1.52,1.54,1.55,1.56};</text:p>
      <text:p text:style-name="P5">float TS_End[15] = {1.11,1.13,1.18,1.23,1.25,1.28,1.31,1.37,1.43,1.46,1.52,1.54,1.55,1.56,2.01};</text:p>
      <text:p text:style-name="P5">int Customer_Queue[15] = {0,1,1,1,1,1,1,1,2,2,3,3,4,5,5};</text:p>
      <text:p text:style-name="P5">int Idle[15] = {4,0,0,0,0,0,0,0,0,0,0,0,0,0,0};</text:p>
      <text:p text:style-name="P5">int Delay[15] = {0,1,3,4,3,2,3,3,8,11,12,15,14,14,11};</text:p>
      <text:p text:style-name="P6"/>
      <text:p text:style-name="P5">cout&lt;&lt; " Customers \t RN(Arr) \t IAT \t AT_on_CLOCK \t RN(Service) \t Service_Time \t Time_Service_Begin \t Time_Service_End \t Customer_In_Queue \t Server_Idle_Time \t Delay";</text:p>
      <text:p text:style-name="P6"/>
      <text:p text:style-name="P5">for (j=0; j&lt;=run; j++){</text:p>
      <text:p text:style-name="P6"/>
      <text:p text:style-name="P5">cout &lt;&lt;" \n "&lt;&lt;j + 1&lt;&lt;" \t "&lt;&lt;RN_Arr[j]&lt;&lt;" \t "&lt;&lt;IAT[j]&lt;&lt;" \t "&lt;&lt;ATC[j]&lt;&lt;" \t "&lt;&lt;RN_Ser[j]&lt;&lt;" \t "&lt;&lt;ST[j]&lt;&lt;" \t "&lt;&lt;TS_Begin[j]&lt;&lt;" \t "&lt;&lt;TS_End[j]&lt;&lt;" \t "&lt;&lt;Customer_Queue[j]&lt;&lt;" \t "&lt;&lt;Idle[j]&lt;&lt;" \t "&lt;&lt;Delay[j]&lt;&lt;" \n ";</text:p>
      <text:p text:style-name="P5">} </text:p>
      <text:p text:style-name="P5">}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23:04:10.288548002</meta:creation-date>
    <dc:date>2022-02-28T23:14:00.827800004</dc:date>
    <meta:editing-duration>PT9M51S</meta:editing-duration>
    <meta:editing-cycles>1</meta:editing-cycles>
    <meta:document-statistic meta:table-count="0" meta:image-count="0" meta:object-count="0" meta:page-count="1" meta:paragraph-count="29" meta:word-count="161" meta:character-count="1437" meta:non-whitespace-character-count="1304"/>
    <meta:generator>LibreOffice/7.2.2.2$Linux_X86_64 LibreOffice_project/20$Build-2</meta:generator>
  </office:meta>
</office:document-meta>
</file>